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D72FF6C6BC80688A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703cm" draw:z-index="0"><draw:image xlink:href="Pictures/1000000100000780000003D72FF6C6BC80688A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27:34.176524538</meta:creation-date>
    <dc:date>2023-11-03T15:28:53.634990218</dc:date>
    <meta:editing-duration>PT1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